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ragonball Theme</text:h>
      <text:p text:style-name="Standard"/>
      <text:p text:style-name="Text_20_body">Intro:</text:p>
      <text:p text:style-name="Text_20_body">E<text:tab/>/<text:tab/>E<text:tab/>/<text:tab/>D<text:tab/>/<text:tab/>D</text:p>
      <text:p text:style-name="Text_20_body">E<text:tab/>/<text:tab/>E<text:tab/>/<text:tab/>D<text:tab/>/<text:tab/>D</text:p>
      <text:p text:style-name="Text_20_body">C<text:tab/>/<text:tab/>C</text:p>
      <text:p text:style-name="Text_20_body"/>
      <text:p text:style-name="Text_20_body">Strophe:</text:p>
      <text:p text:style-name="Text_20_body">E<text:tab/>/<text:tab/>E<text:tab/>/<text:tab/>D<text:tab/>/<text:tab/>D</text:p>
      <text:p text:style-name="Text_20_body">C<text:tab/>/<text:tab/>C<text:tab/>/<text:tab/>G<text:tab/>/<text:tab/>H</text:p>
      <text:p text:style-name="Text_20_body"/>
      <text:p text:style-name="Text_20_body">E<text:tab/>/<text:tab/>E<text:tab/>/<text:tab/>D<text:tab/>/<text:tab/>D</text:p>
      <text:p text:style-name="Text_20_body">C<text:tab/>/<text:tab/>C<text:tab/>/<text:tab/>H<text:tab/>/<text:tab/>H</text:p>
      <text:p text:style-name="Text_20_body"/>
      <text:p text:style-name="Text_20_body">Bridge:</text:p>
      <text:p text:style-name="Text_20_body">C#m<text:tab/>/<text:tab/>H<text:tab/>/<text:tab/>E<text:tab/>/<text:tab/>E</text:p>
      <text:p text:style-name="Text_20_body">D<text:tab/>/<text:tab/>D<text:tab/>/<text:tab/>C#m?<text:tab/>/<text:tab/>C#m</text:p>
      <text:p text:style-name="Text_20_body">H<text:tab/>/<text:tab/>H<text:tab/></text:p>
      <text:p text:style-name="Text_20_body"/>
      <text:p text:style-name="Text_20_body">Refrain:</text:p>
      <text:p text:style-name="Text_20_body">G <text:s text:c="2"/>A<text:tab/>/ <text:s text:c="3"/>G <text:s text:c="4"/>A<text:tab/>/ <text:s text:c="2"/>D <text:s text:c="2"/>G<text:tab/>/ <text:s/><text:tab/>Hm</text:p>
      <text:p text:style-name="Text_20_body">G <text:s text:c="2"/>D<text:tab/>/ <text:s text:c="3"/>Em<text:tab/> <text:s text:c="2"/>C<text:tab/>/<text:tab/>A<text:tab/>/<text:tab/>A</text:p>
      <text:p text:style-name="Text_20_body"/>
      <text:p text:style-name="Text_20_body">G <text:s text:c="2"/>A<text:tab/>/ <text:s text:c="3"/>G <text:s text:c="4"/>A<text:tab/>/ <text:s text:c="2"/>D <text:s text:c="2"/>G<text:tab/>/ <text:s/><text:tab/>Hm</text:p>
      <text:p text:style-name="Text_20_body">G <text:s text:c="2"/><text:tab/>/ <text:tab/>Bb<text:tab/>/<text:tab/>Bb</text:p>
      <text:p text:style-name="Text_20_body"/>
      <text:p text:style-name="Text_20_body">Zwischenspiel:</text:p>
      <text:p text:style-name="Text_20_body">G<text:tab/>/<text:tab/>A<text:tab/>/<text:tab/>Bb<text:tab/>/<text:tab/>C</text:p>
      <text:p text:style-name="Text_20_body">Eb<text:tab/>/<text:tab/>F<text:tab/>/<text:tab/>D<text:tab/>/<text:tab/>C</text:p>
      <text:p text:style-name="Text_20_body">B<text:tab/>/<text:tab/>B</text:p>
      <text:p text:style-name="Text_20_body"/>
      <text:p text:style-name="Text_20_body">Wir fliegen immer höher <text:line-break/>hier sind wir frei (sind wir frei)<text:line-break/>wir sind bereit unseren Weg zu gehen <text:line-break/>Hier oben kann uns nichts geschehen <text:line-break/><text:line-break/>Die Erde bebt denn unser Kampf <text:line-break/>ist noch nicht vorbei (nicht vorbei)<text:line-break/><text:soft-page-break/>Doch unser Wunsch wird irgendwann <text:line-break/>in Erfüllung gehen <text:line-break/><text:line-break/>Siehst du wie das Eis zerbricht <text:line-break/>kannst du das Feuer sehen ? <text:line-break/>Wir müssen den Kampf bestehen <text:line-break/>Unsere Welt wird sonst irgendwann untergehen <text:line-break/><text:line-break/>Chala-head-Chala <text:line-break/>gib niemals auf ich weiß das Feuer brennt in dir <text:line-break/>bald hast du dein Ziel erreicht <text:line-break/><text:line-break/>Chala-head-Chala <text:line-break/>Öffne dein Herz du hast die Macht alles zu tun <text:line-break/>ich weiß du kannst es schaffen<text:line-break/><text:line-break/>Wir werden nie vergessen was früher war (früher war)<text:line-break/>doch eine neue harte Zeit beginnt und nur der beste gewinnt<text:line-break/><text:line-break/>Das Chaos droht doch unser Ziel ist zum Greifen nah (greifen nah)<text:line-break/>Wer an den Sieg und die Freiheit glaubt wird mit uns gehen<text:line-break/><text:line-break/>Vertrau in deine Kraft und du erkennst die Macht<text:line-break/>dann wirst du den Test bestehen <text:line-break/>und unsere Welt wir niemals untergehen!<text:line-break/><text:line-break/>Chala-head-Chala <text:line-break/>gib niemals auf ich weiß das Feuer brennt in dir <text:line-break/>bald hast du dein Ziel erreicht (Ziel erreicht)<text:line-break/><text:line-break/>Chala-head-Chala <text:line-break/>Öffne dein Herz du hast die Macht alles zu tun <text:line-break/>ich weiß du kannst es schaffen<text:line-break/><text:line-break/>Chala-head-Chala<text:line-break/>Spürst du die Kraft die tief in deiner Seele wohnt<text:line-break/>sie führt dich zu den Dragonballs (yeeeah)<text:line-break/><text:line-break/>Chala-head-Chala<text:line-break/>Dein traum wird irgendwann wahr<text:line-break/>doch der Weg ist noch so wei-ei-ei-ei-eit. </text:p>
      <text:p text:style-name="Text_20_body"/>
      <text:p text:style-name="Text_20_body"/>
      <text:p text:style-name="Standard">Come slide down rainbows in the sky, Let's Fly away!<text:line-break/>Like a bird, you're free to see the boundlees face of the Earth! </text:p>
      <text:p text:style-name="Standard"/>
      <text:p text:style-name="Standard">Let the wind blow you like a kite and glide away!<text:line-break/>Far beyond the clouds, You'll find another place!<text:line-break/><text:line-break/>If the road ahead seems so cold and gray,<text:line-break/>When the night turns to day,<text:line-break/><text:soft-page-break/>Don't should be afraid, go fly away!<text:line-break/><text:line-break/>Cha-La Head-Cha-La<text:line-break/>No time to hesitate,<text:line-break/>Go on and search the Earth!<text:line-break/>Whitin it lies a magic surprise!<text:line-break/><text:line-break/>Cha-La Head-Cha-La<text:line-break/>Be cool, don't be afraid, you've got power<text:line-break/>To get you through the darkest night! Cha-La!<text:line-break/><text:line-break/>Zooming round and round<text:line-break/>The endless sky like a coaster!<text:line-break/>Hold on tight, or you may find yourself trapped in a maze!<text:line-break/><text:line-break/>When that happens,<text:line-break/>You may think you won't ever find your way<text:line-break/>As the paths that you may take All seem the same!<text:line-break/><text:line-break/>If the road ahead seems so cold and gray,<text:line-break/>When the night turns to day,<text:line-break/>Don't should be afraid, go fly away!<text:line-break/><text:line-break/>Cha-La Head-Cha-La<text:line-break/>No time to hesitate,<text:line-break/>Go on and search the Earth!<text:line-break/>Whitin it lies a magic surprise!<text:line-break/><text:line-break/>Cha-La Head-Cha-La<text:line-break/>Be cool, don't be afraid, you've got power<text:line-break/>To get you through the night!<text:line-break/><text:line-break/>Cha-La Head-Cha-La<text:line-break/>No time to hesitate,<text:line-break/>Go on and search the Earth!<text:line-break/>Whitin it lies a magic surprise!<text:line-break/><text:line-break/>Cha-La Head-Cha-La<text:line-break/>Be cool, don't be afraid, you've got power<text:line-break/>To get you through the darkest nigh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14S</meta:editing-duration>
    <meta:editing-cycles>7</meta:editing-cycles>
    <meta:generator>OpenOffice.org/3.4.1$Win32 OpenOffice.org_project/341m1$Build-9593</meta:generator>
    <dc:date>2015-08-04T13:00:49.27</dc:date>
    <meta:document-statistic meta:table-count="0" meta:image-count="0" meta:object-count="0" meta:page-count="3" meta:paragraph-count="26" meta:word-count="589" meta:character-count="2981"/>
    <meta:user-defined meta:name="Info 1"/>
    <meta:user-defined meta:name="Info 2"/>
    <meta:user-defined meta:name="Info 3"/>
    <meta:user-defined meta:name="Info 4"/>
  </office:meta>
</office:document-meta>
</file>